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che_profiling" table:style-name="ta1">
        <table:shapes>
          <draw:frame draw:z-index="0" draw:style-name="gr1" draw:text-style-name="P1" svg:width="30.092cm" svg:height="16.926cm" svg:x="6.871cm" svg:y="3.474cm">
            <draw:object draw:notify-on-update-of-ranges="cache_profiling.B1:cache_profiling.B1 cache_profiling.B2:cache_profiling.B501 cache_profiling.C1:cache_profiling.C1 cache_profiling.C2:cache_profiling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ache hit</text:p>
          </table:table-cell>
          <table:table-cell office:value-type="string" calcext:value-type="string">
            <text:p>cache miss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uil : 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38" calcext:value-type="float">
            <text:p>5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3T13:08:30.779126564</dc:date>
    <meta:editing-duration>PT10M1S</meta:editing-duration>
    <meta:editing-cycles>2</meta:editing-cycles>
    <meta:generator>LibreOffice/6.4.7.2$Linux_X86_64 LibreOffice_project/40$Build-2</meta:generator>
    <meta:document-statistic meta:table-count="1" meta:cell-count="15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3cm" svg:height="16.927cm" xlink:href=".." xlink:type="simple" chart:class="chart:bar" chart:style-name="ch1">
        <chart:legend chart:legend-position="end" svg:x="27.565cm" svg:y="7.915cm" style:legend-expansion="high" chart:style-name="ch2"/>
        <chart:plot-area chart:style-name="ch3" table:cell-range-address="cache_profiling.B1:cache_profiling.C501" chart:data-source-has-labels="row" svg:x="0.601cm" svg:y="0.338cm" svg:width="26.363cm" svg:height="16.251cm">
          <chartooo:coordinate-region svg:x="1.593cm" svg:y="0.459cm" svg:width="25.371cm" svg:height="15.1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che_profiling.B2:cache_profiling.B501" chart:label-cell-address="cache_profiling.B1:cache_profiling.B1" chart:class="chart:bar">
            <chart:data-point chart:repeated="500"/>
          </chart:series>
          <chart:series chart:style-name="ch8" chart:values-cell-range-address="cache_profiling.C2:cache_profiling.C501" chart:label-cell-address="cache_profiling.C1:cache_profiling.C1" chart:class="chart:ba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hit</text:p>
                <draw:g>
                  <svg:desc>cache_profiling.B1:cache_profiling.B1</svg:desc>
                </draw:g>
              </table:table-cell>
              <table:table-cell office:value-type="string">
                <text:p>cache miss</text:p>
                <draw:g>
                  <svg:desc>cache_profiling.C1:cache_profil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che_profiling.B2:cache_profiling.B501</svg:desc>
                </draw:g>
              </table:table-cell>
              <table:table-cell office:value-type="float" office:value="0">
                <text:p>0</text:p>
                <draw:g>
                  <svg:desc>cache_profiling.C2:cache_profiling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38">
                <text:p>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